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Source Code Pro" svg:font-family="'Source Code Pr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Source Code Pro1" svg:font-family="'Source Code Pro'"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fo:font-size="14pt" fo:font-weight="bold" style:font-size-asian="14pt" style:font-weight-asian="bold"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s Programm “colorDepth.java” ist eine kreative Funktion, die die Farbtiefe eines Bildes variabel, mit einem User-Input, verändern kann. Die beschriebene Funktion dieses Programms heißt “converColorDepth”. Die Übergabewerte der Funktion sind zum einen das Originalbild, und die gewünschte Farbtiefe als Integer. Die Funktion selbst hat den Picture Rückgabewert</text:p>
      <text:p text:style-name="Standard">Als erste wird der User-Input überprüft, die Farbtiefe (“colorDepth”). Wenn die Eingabe kleiner 1 ist, wird sie auf 1 gesetzt, und wenn sie größer als 255 ist, wird sie auf 255 gesetzt. Der minimale Wert ist 1, da das Programm mindestens eine Farbtiefe von 1 zum Funktionieren braucht, und der maximale Wert ist 255, da das die größte Zahl im 8bit Farbspektrum ist, und demnach, in diesem Fall, die größte Farbtiefe. Danach wird ein Color Array erstellt, der die Bildinformation des originalen Bildes speichert, und ein zweiter Color Array, der für der Ergebnis-Bild verwendet werden wird. Danach wird durch das Bild hindurch iteriert, und die Farbkomponenten jedes einzelnen Pixels an die Farbtiefe angepasst (siehe Farbtiefenanpassung).</text:p>
      <text:p text:style-name="Standard">Am Ende wird der Ergebnis-Array wieder zu einem Bild zurück übersetzt. Danach wird das Bild noch weichgezeichnet, um Bildartefakte zu verringern (das verbessert das Ergebnis). Damit das Bild weichgezeichnet wird, werden für jedes einzelne Pixel die drumherum liegenden Pixel berücksichtigt. Aus diesen Pixeln wird dann der Durchschnitt berechnet (beim Gauß-Weichzeichner wird die Entfernung der Pixel auch noch berücksichtigt).</text:p>
      <text:p text:style-name="Standard"/>
      <text:p text:style-name="Standard">Farbtiefenanpassung:</text:p>
      <text:p text:style-name="Standard">Als erstes wird ein Liste generiert, die die Farbbereiche der Farbtiefe speichert. dazu wird 255(8bit Farbtiefe) durch die gewünschte Farbtiefe geteilt. Dadurch erhält man die größe der jeweiligen Farbbereiche. Diese Farbbereiche werden dann in einem Array gespeichert. Danach wird dann überprüft, in welchen Farbbereich eine Farbe passt und wird dann auf den Mittelwert der des Farbbereiches gesetzt. Für den ersten und den letzten Bereich der Farbtiefe gibt es eine Ausnahme. Da werden die Werte auf 0 und 255 gesetzt, um ein klares schwarz und weiß zu erhalten.</text:p>
      <text:p text:style-name="Standard">Bsp.:</text:p>
      <text:p text:style-name="Standard">farbtiefe = 5; =&gt; farbbereich(0, 51, 102, 153, 204, 255)</text:p>
      <text:p text:style-name="Standard">farbe = 123; wird zu: farbe = 127</text:p>
      <text:p text:style-name="Standard">farbe = <text:s text:c="2"/>52; wird zu: farbe = <text:s/>76</text:p>
      <text:p text:style-name="Standard">farbe = <text:s text:c="2"/>25; wird zu: farbe = <text:s text:c="3"/>0</text:p>
      <text:p text:style-name="Standard">farbe = 220; wird zu farbe = 25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Source Code Pro" svg:font-family="'Source Code Pr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Source Code Pro1" svg:font-family="'Source Code Pr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ize="14pt" fo:font-weight="bold" style:font-size-asian="14pt" style:font-weight-asian="bold" style:font-size-complex="14pt"/>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text:span text:style-name="MT1">Color Depth</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2" meta:word-count="353" meta:character-count="2316" meta:non-whitespace-character-count="1967"/>
    <meta:generator>LibreOfficeDev/6.0.5.2$Linux_X86_64 LibreOffice_project/</meta:generator>
  </office:meta>
</office:document-meta>
</file>